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rps_20_de_20_texte_20_perso">
      <style:text-properties fo:font-weight="bold" style:font-weight-asian="bold" style:font-weight-complex="bold"/>
    </style:style>
    <style:style style:name="T1" style:family="text">
      <style:text-properties fo:background-color="#ff95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in Patterns and frameworks used </text:h>
      <text:p text:style-name="Corps_20_de_20_texte_20_perso"><text:span text:style-name="T2">Created by :</text:span> Vincent Destailleur</text:p>
      <text:p text:style-name="Corps_20_de_20_texte_20_perso">08-12-27 : v1</text:p>
      <text:p text:style-name="P1">Modify by : <text:span text:style-name="T3">x</text:span> </text:p>
      <text:p text:style-name="Corps_20_de_20_texte_20_perso"><text:s/>xx-xx-xx : vX</text:p>
      <text:p text:style-name="Corps_20_de_20_texte_20_perso">Changes in <text:span text:style-name="T1">orange</text:span></text:p>
      <text:h text:style-name="Heading_20_2" text:outline-level="2">Design Pattern MVC</text:h>
      <text:h text:style-name="Heading_20_2" text:outline-level="2">Struts</text:h>
      <text:h text:style-name="Heading_20_2" text:outline-level="2">Hiberna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20T10:43:45</meta:creation-date>
    <dc:creator>vincent</dc:creator>
    <dc:date>2009-01-21T20:40:00</dc:date>
    <meta:editing-cycles>2</meta:editing-cycles>
    <meta:editing-duration>PT3H1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8" meta:character-count="158"/>
  </office:meta>
</office:document-meta>
</file>